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2-12-31_09-37-26_000.jpg</text:p>
          </table:table-cell>
          <table:table-cell table:style-name="ce26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2-12-31_03-25-59_000.jpg</text:p>
          </table:table-cell>
          <table:table-cell table:style-name="ce26" office:value-type="string">
            <text:p>:m :PHOTO 寝た時刻 / 2022 / オナニー、未了、duration=2時間ぐらい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 / オナニー、未了、duration=2時間ぐらい,other=~">
            <text:p>:m :PHOTO 寝た時刻 / 2022 / オナニー、未了、duration=2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2-30_13-58-23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2-30_21-23-57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2-12-31_00-21-07_000.jpg</text:p>
          </table:table-cell>
          <table:table-cell table:style-name="ce26" office:value-type="string">
            <text:p>:PHOTO 記録 / PC画面 / デスクトップPC / subject=寄付金、入金 / for=electronic-intifada / amount=USD:65, other=year-end-donation</text:p>
          </table:table-cell>
          <table:table-cell table:style-name="ce28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PHOTO 記録 / PC画面 / デスクトップPC / subject=寄付金、入金 / for=electronic-intifada / amount=USD:65, other=year-end-donation">
            <text:p>:PHOTO 記録 / PC画面 / デスクトップPC / subject=寄付金、入金 / for=electronic-intifada / amount=USD:65, other=year-end-donation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 office:value-type="string">
            <text:p>2022-12-31_00-21-23_000.jpg</text:p>
          </table:table-cell>
          <table:table-cell table:style-name="ce26" office:value-type="string">
            <text:p>:PHOTO 記録 / PC画面 / デスクトップPC / subject=寄付金、入金 / for=electronic-intifada / amount=USD:65, other=year-end-donation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PHOTO 記録 / PC画面 / デスクトップPC / subject=寄付金、入金 / for=electronic-intifada / amount=USD:65, other=year-end-donation">
            <text:p>:PHOTO 記録 / PC画面 / デスクトップPC / subject=寄付金、入金 / for=electronic-intifada / amount=USD:65, other=year-end-donation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2-12-31_00-21-34_000.jpg</text:p>
          </table:table-cell>
          <table:table-cell table:style-name="ce26" office:value-type="string">
            <text:p>:PHOTO 記録 / PC画面 / デスクトップPC / subject=寄付金、入金 / for=electronic-intifada / amount=USD:65, other=year-end-donation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PC画面 / デスクトップPC / subject=寄付金、入金 / for=electronic-intifada / amount=USD:65, other=year-end-donation">
            <text:p>:PHOTO 記録 / PC画面 / デスクトップPC / subject=寄付金、入金 / for=electronic-intifada / amount=USD:65, other=year-end-donation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2-12-31_00-22-05_000.jpg</text:p>
          </table:table-cell>
          <table:table-cell table:style-name="ce26" office:value-type="string">
            <text:p>:PHOTO 記録 / PC画面 / デスクトップPC / subject=寄付金、入金 / for=electronic-intifada / amount=USD:65, other=year-end-donation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 / PC画面 / デスクトップPC / subject=寄付金、入金 / for=electronic-intifada / amount=USD:65, other=year-end-donation">
            <text:p>:PHOTO 記録 / PC画面 / デスクトップPC / subject=寄付金、入金 / for=electronic-intifada / amount=USD:65, other=year-end-donation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0" office:value-type="string">
            <text:p>2022-12-31_00-22-34_000.jpg</text:p>
          </table:table-cell>
          <table:table-cell table:style-name="ce26" office:value-type="string">
            <text:p>:PHOTO 記録 / PC画面 / デスクトップPC / subject=寄付金、入金 / for=electronic-intifada / amount=USD:65, other=year-end-donation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8" office:value-type="string">
            <text:p>2022-12-31_01-16-42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作製、直後,id=2022-12-31_01-16-42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作製、直後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作製、直後,id=2022-12-31_01-16-42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8">
            <text:p>18</text:p>
          </table:table-cell>
          <table:table-cell table:style-name="ce17" office:value-type="string">
            <text:p>2022-12-31_09-55-2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2-30_12-27-58_000.jpg</text:p>
          </table:table-cell>
          <table:table-cell table:style-name="ce26" office:value-type="string">
            <text:p>:m #*# RES / free / res-id=7TK9 / theme=中国：GDP：成長率：過去２１年 / genre=areas:zhongguo,content=~ / session-number=~ / doc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#*# RES / free / res-id=7TK9 / theme=中国：GDP：成長率：過去２１年 / genre=areas:zhongguo,content=~ / session-number=~ / doc=~,other=~">
            <text:p>:m #*# RES / free / res-id=7TK9 / theme=中国：GDP：成長率：過去２１年 / genre=areas:zhongguo,content=~ / session-number=~ / doc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2-30_15-35-33_000.jpg</text:p>
          </table:table-cell>
          <table:table-cell table:style-name="ce26" office:value-type="string">
            <text:p>:m #*# RES / free / res-id=ECY0 / theme=韓国：駐留米軍：基地 / genre=areas:hangug,content=~ / session-number=~ / doc=~,other=龍山[ヨンサン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#*# RES / free / res-id=ECY0 / theme=韓国：駐留米軍：基地 / genre=areas:hangug,content=~ / session-number=~ / doc=~,other=龍山[ヨンサン">
            <text:p>:m #*# RES / free / res-id=ECY0 / theme=韓国：駐留米軍：基地 / genre=areas:hangug,content=~ / session-number=~ / doc=~,other=龍山[ヨンサン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2-30_17-18-09_000.jpg</text:p>
          </table:table-cell>
          <table:table-cell table:style-name="ce26" office:value-type="string">
            <text:p>:m RES 1*1 / free# JVEMV6 83#_72:1 / 83. chemistry / topics=無機化学：原子核,w=~,s=~,i=~,other=memo+:電子捕獲；陽電子放射,next=,doc=r-1-1~1.2:f-15.3#R.~1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m RES 1*1 / free# JVEMV6 83#_72:1 / 83. chemistry / topics=無機化学：原子核,w=~,s=~,i=~,other=memo+:電子捕獲；陽電子放射,next=,doc=r-1-1~1.2:f-15.3#R.~1">
            <text:p>:m RES 1*1 / free# JVEMV6 83#_72:1 / 83. chemistry / topics=無機化学：原子核,w=~,s=~,i=~,other=memo+:電子捕獲；陽電子放射,next=,doc=r-1-1~1.2:f-15.3#R.~1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2-30_18-03-16_000.jpg</text:p>
          </table:table-cell>
          <table:table-cell table:style-name="ce26" office:value-type="string">
            <text:p>:m #*# RES / JVEMV6 64#229_hattatsu_sugao / 『発達障害の素顔』 著者=山口真美,校注=~ / p.46 / w=社会的参照；扁桃体,topic=~,publisher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m #*# RES / JVEMV6 64#229_hattatsu_sugao / 『発達障害の素顔』 著者=山口真美,校注=~ / p.46 / w=社会的参照；扁桃体,topic=~,publisher=~,other=~">
            <text:p>:m #*# RES / JVEMV6 64#229_hattatsu_sugao / 『発達障害の素顔』 著者=山口真美,校注=~ / p.46 / w=社会的参照；扁桃体,topic=~,publisher=~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2-12-31_09-46-31_000.jpg</text:p>
          </table:table-cell>
          <table:table-cell table:style-name="ce26" office:value-type="string">
            <text:p>:tome / (lang=ja) / topic=知恵の言葉 / content=神様からの伝言を聞き取れない：教父：こねくりで満たす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tome / (lang=ja) / topic=知恵の言葉 / content=神様からの伝言を聞き取れない：教父：こねくりで満たす">
            <text:p>:tome / (lang=ja) / topic=知恵の言葉 / content=神様からの伝言を聞き取れない：教父：こねくりで満たす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2-12-30_18-45-01_000.mp4</text:p>
          </table:table-cell>
          <table:table-cell table:style-name="ce26" office:value-type="string">
            <text:p>:VIDEO / @自室 / 記録 / jap.flute / 演奏、play / R=1 / genre=melody,session=hour-18,memo=~,file-piece-id=~,other= / follow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VIDEO / @自室 / 記録 / jap.flute / 演奏、play / R=1 / genre=melody,session=hour-18,memo=~,file-piece-id=~,other= / follow~">
            <text:p>:VIDEO / @自室 / 記録 / jap.flute / 演奏、play / R=1 / genre=melody,session=hour-18,memo=~,file-piece-id=~,other= / follow~</text:p>
          </table:table-cell>
          <table:table-cell table:style-name="ce10" table:formula="of:=RIGHT([.B18];[.K18])" office:value-type="string" office:string-value="mp4">
            <text:p>mp4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7" office:value-type="string">
            <text:p>2022-12-30_22-51-10_000.mp4</text:p>
          </table:table-cell>
          <table:table-cell table:style-name="ce26" office:value-type="string">
            <text:p>:VIDEO / @自室 / 記録 / jap.flute / 演奏、play / R=1 / genre=melody,session=hour-22,memo=~,file-piece-id=~,other= / follow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9]=&quot;&quot;;[.C19];CONCATENATE([.C19];&quot; / &quot;;[.E19]))" office:value-type="string" office:string-value=":VIDEO / @自室 / 記録 / jap.flute / 演奏、play / R=1 / genre=melody,session=hour-22,memo=~,file-piece-id=~,other= / follow~">
            <text:p>:VIDEO / @自室 / 記録 / jap.flute / 演奏、play / R=1 / genre=melody,session=hour-22,memo=~,file-piece-id=~,other= / follow~</text:p>
          </table:table-cell>
          <table:table-cell table:style-name="ce10" table:formula="of:=RIGHT([.B19];[.K19])" office:value-type="string" office:string-value="mp4">
            <text:p>mp4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8">
            <text:p>1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31">2022/12/31</text:date>, <text:time>13:10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31T13:10:01.41</dc:date>
    <dc:creator>iwabuchi ken</dc:creator>
    <meta:editing-duration>P52DT15H3M44S</meta:editing-duration>
    <meta:editing-cycles>16879</meta:editing-cycles>
    <meta:document-statistic meta:table-count="2" meta:cell-count="927" meta:object-count="0"/>
    <meta:user-defined meta:name="qrichtext">1</meta:user-defined>
  </office:meta>
</office:document-meta>
</file>